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DD9931FC9ED8252.png" manifest:media-type="image/png"/>
  <manifest:file-entry manifest:full-path="Pictures/100000000000055600000300A463F7EEA82EAFEE.png" manifest:media-type="image/png"/>
  <manifest:file-entry manifest:full-path="Pictures/100000000000055600000300F34C59FD8EB26B15.png" manifest:media-type="image/png"/>
  <manifest:file-entry manifest:full-path="Pictures/100000000000055600000300EAFDD73354F26956.png" manifest:media-type="image/png"/>
  <manifest:file-entry manifest:full-path="Pictures/1000000000000556000003006BF59AFA69199985.png" manifest:media-type="image/png"/>
  <manifest:file-entry manifest:full-path="Pictures/1000000000000556000003005902D3F77C3817B4.png" manifest:media-type="image/png"/>
  <manifest:file-entry manifest:full-path="Pictures/100000000000055600000300CCD913DD8351C11C.png" manifest:media-type="image/png"/>
  <manifest:file-entry manifest:full-path="Pictures/1000000000000556000003006E4AECF960641495.png" manifest:media-type="image/png"/>
  <manifest:file-entry manifest:full-path="Pictures/1000000000000556000003007E2DA7661511D5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a53" officeooo:paragraph-rsid="001dba53"/>
    </style:style>
    <style:style style:name="P2" style:family="paragraph" style:parent-style-name="Standard">
      <style:text-properties officeooo:rsid="001f6f25" officeooo:paragraph-rsid="001f6f25"/>
    </style:style>
    <style:style style:name="P3" style:family="paragraph" style:parent-style-name="Standard">
      <style:text-properties officeooo:rsid="00265980" officeooo:paragraph-rsid="00265980"/>
    </style:style>
    <style:style style:name="P4" style:family="paragraph" style:parent-style-name="Standard">
      <style:text-properties officeooo:rsid="002813f8" officeooo:paragraph-rsid="00281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798cm, 3.941cm, 1.416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5cm, 20.316cm, 0cm, 1.4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41cm, 16.709cm, 0cm, 1.8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189cm, 23.74cm, 0cm, 1.3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019cm, 14.748cm, 8.502cm, 1.3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65cm, 21.392cm, 8.333cm, 1.4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5.476cm, 16.999cm, 0cm, 1.52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6.708cm, 19.293cm, 0cm, 1.6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371cm, 15.536cm, 1.076cm, 1.4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72cm" svg:y="1cm" svg:width="17.147cm" svg:height="1.178cm" draw:z-index="0"><draw:image xlink:href="Pictures/100000000000055600000300CCD913DD8351C11C.png" xlink:type="simple" xlink:show="embed" xlink:actuate="onLoad"/></draw:frame>6.</text:p>
      <text:p text:style-name="Standard"/>
      <text:p text:style-name="Standard"><text:s text:c="24"/></text:p>
      <text:p text:style-name="Standard"><draw:frame draw:style-name="fr2" draw:name="Image1" text:anchor-type="paragraph" svg:x="0.118cm" svg:y="0.309cm" svg:width="6.765cm" svg:height="9.156cm" draw:z-index="1"><draw:image xlink:href="Pictures/1000000000000556000003005902D3F77C3817B4.png" xlink:type="simple" xlink:show="embed" xlink:actuate="onLoad"/></draw:frame></text:p>
      <text:p text:style-name="Standard"><draw:frame draw:style-name="fr3" draw:name="Image4" text:anchor-type="paragraph" svg:x="8.484cm" svg:y="0.034cm" svg:width="8.287cm" svg:height="7.796cm" draw:z-index="3"><draw:image xlink:href="Pictures/1000000000000556000003007E2DA7661511D5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3" text:anchor-type="paragraph" svg:x="0.519cm" svg:y="0.279cm" svg:width="5.205cm" svg:height="2.413cm" draw:z-index="2"><draw:image xlink:href="Pictures/1000000000000556000003006E4AECF9606414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">7.</text:p>
      <text:p text:style-name="Standard"><draw:frame draw:style-name="fr5" draw:name="Image5" text:anchor-type="paragraph" svg:x="0.774cm" svg:y="0cm" svg:width="9.451cm" svg:height="1.787cm" draw:z-index="4"><draw:image xlink:href="Pictures/100000000000055600000300EAFDD73354F26956.png" xlink:type="simple" xlink:show="embed" xlink:actuate="onLoad"/></draw:frame></text:p>
      <text:p text:style-name="Standard"><draw:frame draw:style-name="fr6" draw:name="Image6" text:anchor-type="paragraph" svg:x="11.725cm" svg:y="0.46cm" svg:width="6.274cm" svg:height="0.628cm" draw:z-index="5"><draw:image xlink:href="Pictures/1000000000000556000003006BF59AFA691999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8.</text:p>
      <text:p text:style-name="P3"><draw:frame draw:style-name="fr7" draw:name="Image7" text:anchor-type="paragraph" svg:width="8.287cm" svg:height="2.277cm" draw:z-index="6"><draw:image xlink:href="Pictures/100000000000055600000300F34C59FD8EB26B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9.</text:p>
      <text:p text:style-name="P3"><draw:frame draw:style-name="fr8" draw:name="Image8" text:anchor-type="paragraph" svg:x="1cm" svg:y="0cm" svg:width="7.172cm" svg:height="1.699cm" draw:z-index="7"><draw:image xlink:href="Pictures/100000000000055600000300A463F7EEA82EAF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4"><draw:frame draw:style-name="fr9" draw:name="Image9" text:anchor-type="paragraph" svg:x="2.986cm" svg:y="1cm" svg:width="9.028cm" svg:height="1.351cm" draw:z-index="8"><draw:image xlink:href="Pictures/1000000000000556000003000DD9931FC9ED8252.png" xlink:type="simple" xlink:show="embed" xlink:actuate="onLoad"/></draw:frame><text:soft-page-break/>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7:08:01.495176831</meta:creation-date>
    <dc:date>2018-04-15T21:01:24.409954187</dc:date>
    <meta:editing-duration>PT2H42M53S</meta:editing-duration>
    <meta:editing-cycles>8</meta:editing-cycles>
    <meta:generator>LibreOffice/5.1.6.2$Linux_X86_64 LibreOffice_project/10m0$Build-2</meta:generator>
    <meta:document-statistic meta:table-count="0" meta:image-count="9" meta:object-count="0" meta:page-count="2" meta:paragraph-count="6" meta:word-count="5" meta:character-count="35" meta:non-whitespace-character-count="11"/>
  </office:meta>
</office:document-meta>
</file>